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8000000080F5137F19.png"/>
  <manifest:file-entry manifest:media-type="image/png" manifest:full-path="Pictures/1000020100000080000000805121A01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743in" fo:margin-left="0in" fo:margin-right="0.1958in" fo:break-before="page" table:align="margins"/>
    </style:style>
    <style:style style:name="Table1.A" style:family="table-column">
      <style:table-column-properties style:column-width="1.6438in" style:rel-column-width="15227*"/>
    </style:style>
    <style:style style:name="Table1.B" style:family="table-column">
      <style:table-column-properties style:column-width="0.3361in" style:rel-column-width="3113*"/>
    </style:style>
    <style:style style:name="Table1.C" style:family="table-column">
      <style:table-column-properties style:column-width="1.4986in" style:rel-column-width="13882*"/>
    </style:style>
    <style:style style:name="Table1.D" style:family="table-column">
      <style:table-column-properties style:column-width="0.5688in" style:rel-column-width="5268*"/>
    </style:style>
    <style:style style:name="Table1.E" style:family="table-column">
      <style:table-column-properties style:column-width="1.7201in" style:rel-column-width="15935*"/>
    </style:style>
    <style:style style:name="Table1.F" style:family="table-column">
      <style:table-column-properties style:column-width="1.3069in" style:rel-column-width="12110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/>
    </style:style>
    <style:style style:name="P6" style:family="paragraph" style:parent-style-name="Table_20_Contents">
      <style:paragraph-properties fo:margin-top="0.05in" fo:margin-bottom="0in"/>
    </style:style>
    <style:style style:name="P7" style:family="paragraph" style:parent-style-name="Table_20_Contents">
      <style:paragraph-properties fo:margin-top="0.05in" fo:margin-bottom="0in" fo:text-align="justify" style:justify-single-word="false">
        <style:tab-stops>
          <style:tab-stop style:position="0.0547in"/>
        </style:tab-stops>
      </style:paragraph-properties>
      <style:text-properties style:text-position="0% 100%" style:font-size-asian="10.5pt"/>
    </style:style>
    <style:style style:name="P8" style:family="paragraph" style:parent-style-name="Table_20_Contents">
      <style:paragraph-properties fo:margin-left="0.05in" fo:margin-right="0.05in" fo:text-indent="0in" style:auto-text-indent="false"/>
    </style:style>
    <style:style style:name="P9" style:family="paragraph" style:parent-style-name="Table_20_Contents">
      <style:paragraph-properties fo:margin-left="0.05in" fo:margin-right="0.05in" fo:text-indent="0in" style:auto-text-indent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margin-left="0.05in" fo:margin-right="0.05in" fo:text-indent="0in" style:auto-text-indent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margin-left="0.0547in" fo:margin-right="0.0547in" fo:margin-top="0.05in" fo:margin-bottom="0.05in" fo:line-height="100%" fo:text-align="start" style:justify-single-word="false" fo:text-indent="0in" style:auto-text-indent="false" style:shadow="none" text:number-lines="false" text:line-number="0"/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margin-left="0.0547in" fo:margin-right="0.0547in" fo:margin-top="0.05in" fo:margin-bottom="0.05in" fo:line-height="100%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margin-left="0.0402in" fo:margin-right="0.0402in" fo:margin-top="0.05in" fo:margin-bottom="0in" fo:text-indent="0in" style:auto-text-indent="false">
        <style:tab-stops>
          <style:tab-stop style:position="0.0547in"/>
        </style:tab-stops>
      </style:paragraph-properties>
    </style:style>
    <style:style style:name="P14" style:family="paragraph" style:parent-style-name="Table_20_Contents" style:list-style-name="L1">
      <style:paragraph-properties fo:margin-top="0.05in" fo:margin-bottom="0in" fo:text-align="justify" style:justify-single-word="false">
        <style:tab-stops>
          <style:tab-stop style:position="0.0547in"/>
        </style:tab-stops>
      </style:paragraph-properties>
    </style:style>
    <style:style style:name="P15" style:family="paragraph" style:parent-style-name="Table_20_Contents" style:list-style-name="L1">
      <style:paragraph-properties fo:margin-top="0.05in" fo:margin-bottom="0in" fo:text-align="justify" style:justify-single-word="false">
        <style:tab-stops>
          <style:tab-stop style:position="0.0547in"/>
        </style:tab-stops>
      </style:paragraph-properties>
      <style:text-properties style:text-position="0% 100%" style:font-size-asian="10.5pt"/>
    </style:style>
    <style:style style:name="P16" style:family="paragraph" style:parent-style-name="Table_20_Contents" style:list-style-name="L1">
      <style:paragraph-properties fo:margin-top="0.0201in" fo:margin-bottom="0.0201in" fo:text-align="justify" style:justify-single-word="false">
        <style:tab-stops>
          <style:tab-stop style:position="0.0547in"/>
        </style:tab-stops>
      </style:paragraph-properties>
    </style:style>
    <style:style style:name="P17" style:family="paragraph" style:parent-style-name="Table_20_Contents" style:list-style-name="L2">
      <style:paragraph-properties fo:margin-top="0.0201in" fo:margin-bottom="0.0201in"/>
    </style:style>
    <style:style style:name="P18" style:family="paragraph" style:parent-style-name="Table_20_Contents" style:list-style-name="L3">
      <style:paragraph-properties fo:margin-top="0.0201in" fo:margin-bottom="0.0201in"/>
    </style:style>
    <style:style style:name="P19" style:family="paragraph" style:parent-style-name="Table_20_Contents" style:list-style-name="L4">
      <style:paragraph-properties fo:margin-top="0.0201in" fo:margin-bottom="0.0201in"/>
    </style:style>
    <style:style style:name="P20" style:family="paragraph" style:parent-style-name="Table_20_Contents">
      <style:paragraph-properties fo:margin-left="0.0547in" fo:margin-right="0.0547in" fo:margin-top="0.05in" fo:margin-bottom="0.05in" fo:line-height="100%" fo:text-align="start" style:justify-single-word="false" fo:text-indent="0in" style:auto-text-indent="false" style:shadow="none" text:number-lines="false" text:line-number="0"/>
      <style:text-properties fo:font-weight="normal" style:font-weight-asian="normal" style:font-weight-complex="normal"/>
    </style:style>
    <style:style style:name="P21" style:family="paragraph" style:parent-style-name="Heading_20_3">
      <style:paragraph-properties fo:margin-left="0.05in" fo:margin-right="0.05in" fo:line-height="100%" fo:text-align="end" style:justify-single-word="false" fo:text-indent="0in" style:auto-text-indent="false" fo:background-color="transparent" fo:padding="0in" fo:border="none" style:shadow="none" fo:keep-with-next="always" style:join-border="false">
        <style:tab-stops/>
        <style:background-image/>
      </style:paragraph-properties>
      <style:text-properties fo:color="#b3b3b3" style:font-name="DejaVu Sans1" fo:font-size="10pt" fo:font-weight="normal" style:font-name-asian="Microsoft YaHei" style:font-size-asian="14pt" style:font-weight-asian="bold" style:font-name-complex="Mangal" style:font-size-complex="14pt" style:font-weight-complex="bold"/>
    </style:style>
    <style:style style:name="P22" style:family="paragraph" style:parent-style-name="Heading_20_2">
      <style:paragraph-properties fo:margin-left="0.05in" fo:margin-right="0.05in" fo:line-height="100%" fo:text-align="justify" style:justify-single-word="false" fo:text-indent="0in" style:auto-text-indent="false" fo:background-color="transparent" fo:padding="0.05in" fo:border-left="none" fo:border-right="none" fo:border-top="none" fo:border-bottom="0.0008in solid #000000" style:shadow="none" fo:keep-with-next="always" style:join-border="false">
        <style:tab-stops/>
        <style:background-image/>
      </style:paragraph-properties>
    </style:style>
    <style:style style:name="P23" style:family="paragraph" style:parent-style-name="Heading_20_1">
      <style:paragraph-properties fo:margin-left="0.0799in" fo:margin-right="0.0799in" fo:line-height="100%" fo:text-align="start" style:justify-single-word="false" fo:text-indent="0in" style:auto-text-indent="false" fo:background-color="transparent" fo:padding="0in" fo:border="none" style:shadow="none" fo:keep-with-next="always" style:join-border="false">
        <style:background-image/>
      </style:paragraph-properties>
      <style:text-properties fo:color="#666666" style:font-name="DejaVu Sans Light" fo:font-size="16pt" fo:font-weight="bol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size-asian="10.5pt"/>
    </style:style>
    <style:style style:name="T3" style:family="text">
      <style:text-properties style:text-position="sub 58%" fo:font-weight="normal" style:font-size-asian="10.5pt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size-asian="10.5pt"/>
    </style:style>
    <style:style style:name="T6" style:family="text">
      <style:text-properties style:text-position="0% 100%" fo:font-weight="normal" style:font-size-asian="10.5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use-window-font-color="true" style:font-name="DejaVu Sans2" fo:font-size="9pt" fo:font-weight="normal" style:font-name-asian="ArialMT" style:font-size-asian="9pt" style:font-weight-asian="normal" style:font-name-complex="ArialMT" style:font-size-complex="9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Heading">Gregory Davidson</text:p>
            <text:h text:style-name="P23" text:outline-level="1">Research and Development Staff</text:h>
            <text:h text:style-name="P23" text:outline-level="1">Oak Ridge National Laboratory</text:h>
            <text:h text:style-name="P23" text:outline-level="1">Reactor and Nuclear Systems Division</text:h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6" office:value-type="string">
            <text:h text:style-name="P22" text:outline-level="2">+ CONTACT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Address</text:h>
          </table:table-cell>
          <table:table-cell table:style-name="Table1.A1" table:number-columns-spanned="5" office:value-type="string">
            <text:p text:style-name="P6">Radiation Transport Group</text:p>
            <text:p text:style-name="P5">Reactor and Nuclear Systems Division</text:p>
            <text:p text:style-name="P5">Oak Ridge National Laboratory</text:p>
            <text:p text:style-name="P5">1 Bethel Valley Rd.</text:p>
            <text:p text:style-name="P5">Oak Ridge, TN 3783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Telephone</text:h>
          </table:table-cell>
          <table:table-cell table:style-name="Table1.A1" office:value-type="string">
            <text:p text:style-name="Table_20_Contents"><draw:frame draw:style-name="fr1" draw:name="graphics1" text:anchor-type="paragraph" svg:width="0.2173in" svg:height="0.2173in" draw:z-index="1"><draw:image xlink:href="Pictures/1000020100000080000000805121A01E.png" xlink:type="simple" xlink:show="embed" xlink:actuate="onLoad"/></draw:frame></text:p>
          </table:table-cell>
          <table:table-cell table:style-name="Table1.A1" office:value-type="string">
            <text:p text:style-name="Table_20_Contents">(865) 574-3921</text:p>
          </table:table-cell>
          <table:table-cell table:style-name="Table1.A1" office:value-type="string">
            <text:h text:style-name="Heading_20_3" text:outline-level="3">Fax</text:h>
          </table:table-cell>
          <table:table-cell table:style-name="Table1.A1" table:number-columns-spanned="2" office:value-type="string">
            <text:p text:style-name="Table_20_Contents">(865) 576-3513</text:p>
          </table:table-cell>
          <table:covered-table-cell/>
        </table:table-row>
        <table:table-row>
          <table:table-cell table:style-name="Table1.A1" office:value-type="string">
            <text:h text:style-name="Heading_20_3" text:outline-level="3">Email</text:h>
          </table:table-cell>
          <table:table-cell table:style-name="Table1.A1" office:value-type="string">
            <text:p text:style-name="Table_20_Contents"><draw:frame draw:style-name="fr1" draw:name="graphics3" text:anchor-type="paragraph" svg:width="0.2201in" svg:height="0.2201in" draw:z-index="0"><draw:image xlink:href="Pictures/100002010000008000000080F5137F19.png" xlink:type="simple" xlink:show="embed" xlink:actuate="onLoad"/></draw:frame></text:p>
          </table:table-cell>
          <table:table-cell table:style-name="Table1.A1" office:value-type="string">
            <text:p text:style-name="Table_20_Contents">davidsongg@ornl.gov</text:p>
          </table:table-cell>
          <table:table-cell table:style-name="Table1.A1" office:value-type="string">
            <text:h text:style-name="Heading_20_3" text:outline-level="3">Profile Page</text:h>
          </table:table-cell>
          <table:table-cell table:style-name="Table1.A1" table:number-columns-spanned="2" office:value-type="string">
            <text:p text:style-name="Table_20_Contents">www.ornl.gov/staff-profile/gregory-g-davidson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RESEARCH INTERESTS</text:h>
            <text:p text:style-name="P3">My research interests include deterministic transport algorithms, such as finite element S<text:span text:style-name="T1">N</text:span><text:span text:style-name="T4"> discretizations and time differencing methods, Monte Carlo transport, sensitivity/uncertainty analysis, discrete diffusion Monte Carlo methods, multiphysics methods, transport-depletion coupling methods, hydrodynamics, software engineering, object-oriented programming, programming for massively-parallel systems, especially leadership-class computing, and programming for heterogeneous architectures.</text:span></text:p>
            <text:h text:style-name="Heading_20_2" text:outline-level="2">+ RESEARCH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3">My research experience has involved the derivation, analysis, and implementation of deterministic and stochastic numerical radiation transport methods, including:</text:p>
            <text:list xml:id="list4816752043122406388" text:style-name="L1">
              <text:list-item>
                <text:p text:style-name="P14">Team developer on Exnihilo, a three-dimensional, massively multiparallel radiation transport code designed to scale from laptops to supercomputers, featuring Monte Carlo, S<text:span text:style-name="T2">N</text:span><text:span text:style-name="T6">, and P</text:span><text:span text:style-name="T3">N</text:span><text:span text:style-name="T6"> solvers,</text:span><text:span text:style-name="T5"> hybrid methods, and nuclide depletion. Currently under active development at Oak Ridge National Laboratory.</text:span></text:p>
              </text:list-item>
              <text:list-item>
                <text:p text:style-name="P15">Team member in the VERA-RTM group in the Consortium for the Advanced Simulation of Light water reactors (CASL).</text:p>
              </text:list-item>
              <text:list-item>
                <text:p text:style-name="P15">Team member of the MUSE NA-22 project.</text:p>
              </text:list-item>
              <text:list-item>
                <text:p text:style-name="P16">Principle Investigator of the OLCF ALCC Project, "Advanced Simulation of HFIR for LEU Conversion"</text:p>
              </text:list-item>
              <text:list-item>
                <text:p text:style-name="P14">Principle Investigator of Laboratory Directed Research and Development project, "Advanced Modeling and Simulation to Support High-Performance Research Reactor Conversions to Low Enriched Uranium" </text:p>
              </text:list-item>
              <text:list-item>
                <text:p text:style-name="P15">Co-investigator of the ORNL Seed project "Development and Investigation of Advanced Monte Carlo Fission Source Convergence Acceleration Methodologies"</text:p>
              </text:list-item>
              <text:list-item>
                <text:p text:style-name="P15">Sensitivity analysis of radiation flux for nuclear events in urban environments</text:p>
              </text:list-item>
              <text:list-item>
                <text:p text:style-name="P15">Researched the Staggered-Block Jacobi space-time discretization as a student member of the Center for Radiation Shock Hydrodynamics (CRASH) program, and as a Graduate Student Research Assistant and Department of Energy Computational Science Graduate Fellow</text:p>
              </text:list-item>
              <text:list-item>
                <text:p text:style-name="P15">Researched a finite-element transport discretization using Wachspress basis functions as a Department of Energy Computational Science Graduate Fellow</text:p>
              </text:list-item>
              <text:list-item>
                <text:p text:style-name="P15">Various transport research at internships and practicums</text:p>
              </text:list-item>
            </text:list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1" text:outline-level="3">December 2009</text:h>
            <text:h text:style-name="P21" text:outline-level="3">University of Michigan</text:h>
            <text:h text:style-name="P21" text:outline-level="3">Ann Arbor, MI</text:h>
          </table:table-cell>
          <table:table-cell table:style-name="Table1.A1" table:number-columns-spanned="5" office:value-type="string">
            <text:h text:style-name="Heading_20_4" text:outline-level="4">Ph.D. in Nuclear Engineering and Radiological Sciences and Scientific Computing</text:h>
            <text:p text:style-name="Table_20_Contents">Advisor: Edward W. Larsen</text:p>
            <text:p text:style-name="Table_20_Contents">Thesis Title: Time-Dependent Radiation Transport using the Staggered-Block Jacobi Method</text:p>
            <text:p text:style-name="Table_20_Contents">GPA: 8.15/9.00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office:value-type="string">
            <text:h text:style-name="Heading_20_3" text:outline-level="3">July 2004</text:h>
            <text:h text:style-name="Heading_20_3" text:outline-level="3">Oregon State University</text:h>
            <text:h text:style-name="Heading_20_3" text:outline-level="3">Corvallis, OR</text:h>
          </table:table-cell>
          <table:table-cell table:style-name="Table1.A1" table:number-columns-spanned="5" office:value-type="string">
            <text:h text:style-name="Heading_20_4" text:outline-level="4">M.S. in Nuclear Engineering</text:h>
            <text:p text:style-name="Table_20_Contents">Advisor: Todd S. Palmer</text:p>
            <text:p text:style-name="Table_20_Contents">Thesis Title: Finite Element Transport using Wachspress Rational Basis Functions on Quadrilaterals in Diffusive Regions</text:p>
            <text:p text:style-name="Table_20_Contents">GPA: 3.93/4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July 2002</text:h>
            <text:h text:style-name="Heading_20_3" text:outline-level="3">Oregon State University</text:h>
            <text:h text:style-name="Heading_20_3" text:outline-level="3">Corvallis, OR</text:h>
          </table:table-cell>
          <table:table-cell table:style-name="Table1.A1" table:number-columns-spanned="5" office:value-type="string">
            <text:h text:style-name="Heading_20_4" text:outline-level="4">Honor's Bachelor's in Nuclear Engineering</text:h>
            <text:p text:style-name="Table_20_Contents">Thesis Title: Finite Element Diffusion Solutions on Arbitrary Quadrilaterals using Wachspress Rational Functions</text:p>
            <text:p text:style-name="Table_20_Contents">GPA: 3.94/4.00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WORK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Dec. 2009 – Present</text:h>
          </table:table-cell>
          <table:table-cell table:style-name="Table1.A1" table:number-columns-spanned="5" office:value-type="string">
            <text:p text:style-name="P2">Oak Ridge National Laboratory (Radiation Transport, RNSD)</text:p>
            <text:p text:style-name="P4">Research and development associate as part of the Shift/Denovo team, investigating advanced, massively parallel radiation transport solutions, including both fixed-source and k-eigenvalue problems, as well as transport-depletion coupling schemes. <text:s/>Also part of the development team of CASL as a member of the VERA-RTM area. <text:s/>Have worked extensively in multicode coupling, including coupling to the XSProc package in Scale for automated cross-section generation, coupling to ORIGEN for depletion calculations, and to the AMP (Advanced MultiPhysics) fuel performance code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Jun. 2005 – Aug. 2005</text:h>
            <text:h text:style-name="Heading_20_3" text:outline-level="3"/>
          </table:table-cell>
          <table:table-cell table:style-name="Table1.A1" table:number-columns-spanned="5" office:value-type="string">
            <text:p text:style-name="P2">Los Alamos National Laboratory (CCS-4)</text:p>
            <text:p text:style-name="P3">Implemented an emissivity-preserving discrete diffusion Monte Carlo (DDMC) transport scheme in C++. <text:s/>Wrote and tested the asymptotically-correct angular distribution functionality for transport-diffusion interfaces in DDMC method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Jun. 2003 – Sep. 2003</text:h>
          </table:table-cell>
          <table:table-cell table:style-name="Table1.A1" table:number-columns-spanned="5" office:value-type="string">
            <text:p text:style-name="P2">Bettis Atomic Power Laboratory (Reactor Physics)</text:p>
            <text:p text:style-name="P3">Derived the equations for the constant-constant, constant-linear, and linear-linear short characteristics methods on rectangular zones. <text:s/>Wrote the constant-linear characteristics method into an existing S<text:span text:style-name="T1">N</text:span><text:span text:style-name="T4"> code in Fortran 90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Jun. 2002 – Sep. 2002</text:h>
          </table:table-cell>
          <table:table-cell table:style-name="Table1.A1" table:number-columns-spanned="5" office:value-type="string">
            <text:p text:style-name="P2">Lawrence Livermore National Laboratory (A Division)</text:p>
            <text:p text:style-name="P3">Researched a finite-element transport method using Wachspress rational basis functions for solving the discrete-ordinates neutron transport equ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Jun. 2001 – Sep. 2001</text:h>
          </table:table-cell>
          <table:table-cell table:style-name="Table1.A1" table:number-columns-spanned="5" office:value-type="string">
            <text:p text:style-name="P2">Lawrence Livermore National Laboratory (A Division)</text:p>
            <text:p text:style-name="P3">Investigated a one-dimensional computational hydrodynamics scheme based on rational basis function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Jun. 2000 – Sep. 2000</text:h>
          </table:table-cell>
          <table:table-cell table:style-name="Table1.A1" table:number-columns-spanned="5" office:value-type="string">
            <text:p text:style-name="P2">Lawrence Livermore National Laboratory (A Division)</text:p>
            <text:p text:style-name="P3">Implemented relativistic fluid motion corrections and momentum deposition into the particle Monte Carlo package of Kull, a three-dimensional multiphysics code, in C++ and Python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2" text:outline-level="2">+ PUBLICATION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Journal Publications</text:h>
          </table:table-cell>
          <table:table-cell table:style-name="Table1.A1" table:number-columns-spanned="5" office:value-type="string">
            <text:p text:style-name="P11">Cihangir Celik, Douglas E. Peplow, <text:span text:style-name="T7">Gregory G. Davidson</text:span>, and Mathew R. Swinney, "A Directional Detector Response Function for Anisotropic Detectors," Nucl. Sci. Eng. (in review).</text:p>
            <text:p text:style-name="P11">Douglas E. Peplow, Kaushik Banerjee, <text:span text:style-name="T7">Gregory G. Davidson</text:span>, Ian R. Stewart, Mathew W. Swinney, and Jackson N. Wagner, "Preliminary Validation of the Shift Monte Carlo Code for Fixed-Source Radiation Transport Problems," Nucl. Tech. (in review).</text:p>
            <text:p text:style-name="P12">Gregory G. Davidson<text:span text:style-name="T8">, Tara M. Pandya, Seth R. Johnson, Thomas M. Evans, Aarno E. Isotalo, Cole A Gentry, and William A. Wieselquist, "Nuclide depletion capabilities in the Shift Monte Carlo code," Ann. Nucl. Energy, </text:span>114<text:span text:style-name="T8">, 259-276 (2018).</text:span></text:p>
            <text:p text:style-name="P11">Lei Jin, Kaushik Banerjee, Steven P. Hamilton, and <text:span text:style-name="T7">Gregory G. Davidson</text:span>, "Improving Variance Estimation in Monte Carlo Eigenvalue Simulations," <text:span text:style-name="T11">Ann. Nucl. Energy, </text:span><text:span text:style-name="T12">110</text:span><text:span text:style-name="T11">, 692-708 (2017).</text:span></text:p>
            <text:p text:style-name="P11"><text:soft-page-break/>A.D. Nicholson, I. Garishvili, D.E. Peplow, D.E. Archer, W.R. Ray, M.W. Swinnery, M.J. Willis, <text:span text:style-name="T7">G.G. Davidson</text:span>, S.L. Cleveland, B.W. Patton, D.E. Hornback, J.J. Peltz, M.S.L. McLean, A.A. Plionis, B.J. Quiter, and M.S. Bandstra, "Multiagency Urban Seach Experiment Detector and Algorithm Test Bed," IEEE Trans. Nucl. Sci., <text:span text:style-name="T7">64</text:span>, 7, 1689-1695 (2017).</text:p>
            <text:p text:style-name="P11">A.E. Isotalo, <text:span text:style-name="T7">G.G. Davidson</text:span>, T.M. Pandya, W.A. Wieselquist, and S.R. Johnson, "Flux Renormalization in Constant Power Burnup Calculations," Ann. Nucl. Energy, <text:span text:style-name="T7">96</text:span>, 148-157 (2016).</text:p>
            <text:p text:style-name="P11">S.P. Hamilton, T.M. Evans, <text:span text:style-name="T7">G.G. Davidson</text:span>, S.R. Johnson, T.M. Pandya, and A.T. Godfrey, "Hot Zero Power Reactor Calculations Using the Insilico Code," J. Comp. Phys., <text:span text:style-name="T7">314</text:span>, 700-711 (2016).</text:p>
            <text:p text:style-name="P11">T.M. Pandya, S.R. Johnson, T.M. Evans, <text:span text:style-name="T7">G.G. Davidson</text:span>, S.P. Hamilton, and A.T. Godfrey, "Capabilities, Implementation, and Benchmarking of Shift, a Massively Parallel Monte Carlo Radiation Transport Code," J. Comp. Phys., <text:span text:style-name="T7">308</text:span>, 239-272 (2016).</text:p>
            <text:p text:style-name="Table_20_Contents"><text:span text:style-name="T8">R.N. Slaybaugh, T.M. Evans, </text:span><text:span text:style-name="T7">G.G. Davidson</text:span><text:span text:style-name="T8">, and P.P.H. Wilson, "Multigrid in </text:span><text:span text:style-name="T8">Energy Preconditioner for Krylov Solvers," J. Comp. Phys., </text:span><text:span text:style-name="T7">272, </text:span><text:span text:style-name="T8">405-419 (2013).</text:span></text:p>
            <text:p text:style-name="Table_20_Contents"><text:span text:style-name="T7">G.G. Davidson</text:span>, T.M. Evans, J.J. Jarrell, S.P. Hamilton, T.M. Pandya, and R.N. Slaybaugh, "Massively Parallel, Three-Dimensional Transport Solutions for the <text:span text:style-name="T10">k</text:span>-Eigenvalue Problem," Nucl. Sci. Eng. <text:span text:style-name="T7">177, </text:span><text:span text:style-name="T8">111-125 (2014).</text:span></text:p>
            <text:p text:style-name="Table_20_Contents">J.J. Jarrell, A.T. Godfrey, T.M. Evans, and <text:span text:style-name="T7">G.G. Davidson</text:span>, "Full Core Reactor Analysis: Running Denovo on Jaguar," Nucl. Sci. Eng., <text:span text:style-name="T7">175, </text:span><text:span text:style-name="T8">283-291 (2013)</text:span>.</text:p>
            <text:p text:style-name="Table_20_Contents">G. Yesilyurt, K.T. Clarno, T.M. Evans, <text:span text:style-name="T7">G.G. Davidson</text:span><text:span text:style-name="T8">, and P.B. Fox, "C5 Benchmark Problem with Discrete Ordinate Radiation Transport Code Denovo," Nucl. Tech. </text:span><text:span text:style-name="T7">176</text:span><text:span text:style-name="T8">(2), 274-283 (2011).</text:span></text:p>
            <text:p text:style-name="Table_20_Contents"><text:span text:style-name="T7">G. Davidson </text:span><text:span text:style-name="T8">and T.S. Palmer, "Finite Element Transport Using Wachspress Rational Functions on Quadrilaterals in Thick Diffusive Regions," Nucl. Sci. Eng., </text:span><text:span text:style-name="T7">159</text:span><text:span text:style-name="T8">, 242 (2008).</text:span></text:p>
            <text:p text:style-name="Table_20_Contents"><text:span text:style-name="T8">J.D. Densmore, </text:span><text:span text:style-name="T7">G. Davidson</text:span><text:span text:style-name="T8">, and D.B. Carrington, "Emmissivity of Discretized Diffusion Problems," Ann. Nucl. Energy, </text:span><text:span text:style-name="T7">33</text:span><text:span text:style-name="T8">, (2006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Conference Proceedings</text:h>
          </table:table-cell>
          <table:table-cell table:style-name="Table1.A1" table:number-columns-spanned="5" office:value-type="string">
            <text:p text:style-name="P10">Peplow, D.E., Swinney, Mathew W., <text:span text:style-name="T7">Davidson, Gregory G.</text:span>, Nicholson, Andrew D., and Patton, Bruce W., "Initial Modeling of Urban Search Measurements," American Nuclear Society Annual Meeting, June 11 – 15, Chicago, IL (2017).</text:p>
            <text:p text:style-name="P10">Gentry, C., Godfrey, A., Pandya, T., <text:span text:style-name="T7">Davidson, G.</text:span>, and Franceschini, F., "AP1000 Benchmarking of VERA Neutronics Toolset," M&amp;C 2017 – International Conference on Mathematics and Computational Methods Applied to Nuclear Science and Engineering, Jeju, Korea, April 16-20 (2017).</text:p>
            <text:p text:style-name="P9">G.G. Davidson<text:span text:style-name="T8">, T.M. Pandya, A.E. Isotalo, S.R. Johnson, T.M. Evans, and W.A. Wieselquist, "Nuclide Depletion Capabilities in the Shift Monte Carlo Code," PHYSOR 2016, May 1-5, Sun Valley, ID.</text:span></text:p>
            <text:p text:style-name="P8">T.M. Pandya, S.R. Johnson, <text:span text:style-name="T7">G.G. Davidson</text:span>, T.M. Evans, and S.P. Hamilton, "Shift: A Massively Parallel Monte Carlo Radiation Transport Package," M&amp;C 2015, April 19-23, Nashville, TN.</text:p>
            <text:p text:style-name="P8">T.M. Evans, W. Joubert, S.P. Hamilton, S.R. Johnson, J.A. Turner, <text:span text:style-name="T7">G.G. Davidson</text:span><text:span text:style-name="T8">, and T.M. Pandya, "Three-Dimensional Discrete Ordinates Reactor Assembly Calculations on GPUs," M&amp;C 2015, April 19-23, Nashville, TN.</text:span></text:p>
            <text:p text:style-name="P8"><text:span text:style-name="T8">R.N. Slaybaugh, T.M. Evans, </text:span><text:span text:style-name="T7">G.G. Davidson</text:span><text:span text:style-name="T8">, and P.P.H. Wilson, "Rayleigh Quotient Iteration with a Multigrid in Energy Preconditioner for Massively Parallel Neutron Transport," M&amp;C 2015, April 19-23, Nashville, TN.</text:span></text:p>
            <text:p text:style-name="P8">S. Palmtag, K. Clarno, <text:span text:style-name="T7">G. Davidson</text:span>, et. al., "Coupled Neutronics and Thermal-Hydraulic Solution of a Full-Core PWR Using VERA-CS," PHYSOR 2014, Kyoto, Japan.</text:p>
            <text:p text:style-name="P8">J.J. Jarrell, T.M. Evans, and <text:span text:style-name="T7">G.G. Davidson</text:span><text:span text:style-name="T8">, "Discrete Ordinate Quadrature Selection for Reactor-based Eigenvalue Problems," M&amp;C 2013, Sun Valley, ID May 5-9, 2013.</text:span></text:p>
            <text:p text:style-name="Table_20_Contents">S. Hamilton, K. Clarno, M. Berrill, T. Evans, <text:span text:style-name="T7">G. Davidson</text:span><text:span text:style-name="T8">, R. Lefebvre, and R. Sampath, "Multiphysics Simulations for LWR Analysis," M&amp;C 2013, Sun Valley, ID, May 5-9, 2013.</text:span></text:p>
            <text:p text:style-name="Table_20_Contents">C.G. Baker, <text:span text:style-name="T7">G.G. Davidson</text:span><text:span text:style-name="T8">, T.M. Evans, S.P. Hamilton, J.J. Jarrell, and W. Joubert, </text:span><text:soft-page-break/><text:span text:style-name="T8">"High Performance Radiation Transport Simulations on TITAN," Supercomputing SC12, Salt Lake City, NV, Nov. 12-15, 2012.</text:span></text:p>
            <text:p text:style-name="Table_20_Contents"><text:span text:style-name="T8">J.J. Jarrell, A.T. Godfrey, T.M. Evans, and </text:span><text:span text:style-name="T7">G.G. Davidson</text:span><text:span text:style-name="T8">, "Full Core Reactor Analysis: Running Denovo on Titan," PHYSOR 2012, Knoxville, TN, April 15-20. On CD-ROM, American Nuclear Society, LaGrange Park, IL, 2012.</text:span></text:p>
            <text:p text:style-name="Table_20_Contents"><text:span text:style-name="T8">R.N. Slaybaugh, T.M. Evans, </text:span><text:span text:style-name="T7">G.G. Davidson</text:span><text:span text:style-name="T8">, and P.P.H. Wilson, "Rayleigh Quotient </text:span><text:span text:style-name="T8">Iteration in 3D, Deterministic Neutron Transport," PHYSOR 2012, Knoxville TN, April 15-20. <text:s/>On CD-ROM, American Nuclear Society, LaGrange, Park, IL, 2012.</text:span></text:p>
            <text:p text:style-name="Table_20_Contents"><text:span text:style-name="T8">B. Vacaliuc, D.R. Patlolla, E. D'Avezado, </text:span><text:span text:style-name="T7">G.G. Davidson</text:span><text:span text:style-name="T8">, et. al., "Python for </text:span><text:span text:style-name="T8">Development of OpenMP and CUDA Kernals for Multidimensional Data," 2011 Symposium on Application Accelerators in High Performance Computing (SAAHPC'11), Knoxville, TN, July 19-21, 2011.</text:span></text:p>
            <text:p text:style-name="Table_20_Contents"><text:span text:style-name="T8">T.M. Evans, </text:span><text:span text:style-name="T7">G.G. Davidson</text:span><text:span text:style-name="T8">, and R.N. Slaybaugh, "Three-Dimensional Full Core Power Calculations for Pressurized Water Reactors," </text:span><text:span text:style-name="T9">Proceedings of the 2010 Scientific Discovery through Advanced Computing (SciDAC) Conference. Chattanooga, Tennessee, July 11-15, 2010. Oak Ridge National Laboratory. </text:span>http://computing.ornl.gov/workshops/scidac2010/<text:span text:style-name="T9">.</text:span></text:p>
            <text:p text:style-name="Table_20_Contents"><text:span text:style-name="T7">G. Davidson</text:span><text:span text:style-name="T8"> and E.W. Larsen, "Sweepless Time-Dependent Transport Calculations </text:span><text:span text:style-name="T8">using the Staggered Block Jacobi Method," International Conference on Mathematics, Computational Methods, and Reactor Physics (M&amp;C 2009), Saratoga Springs, NY, May 3-7. <text:s/>On CD-ROM, American Nuclear Society, </text:span><text:span text:style-name="T8">LaGrange Park, IL, 2009.</text:span></text:p>
            <text:p text:style-name="P2">G. Davidson<text:span text:style-name="T8"> and T.S. Palmer, "Finite Element Transport Using Wachspress Rational Basis Functions on Quadrilaterals in Diffusive Regions," Palais des Papes, Avignon, France, September 12-15. <text:s/>On CD-ROM, American Nuclear Society, LaGrange Park, IL, 2005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Conference Abstracts</text:h>
          </table:table-cell>
          <table:table-cell table:style-name="Table1.A1" table:number-columns-spanned="5" office:value-type="string">
            <text:p text:style-name="Table_20_Contents">S.P. Hamilton, <text:span text:style-name="T7">G.G. Davidson</text:span><text:span text:style-name="T8">, T.M. Evans, and K. Banerjee, "Accelerated Monte Carlo Fission Source Convergence with Fission Matrix and Kernel Density Estimators," American Nuclear Society Annual Summer Meeting, June 12-16, New Orleans, LA (2016).</text:span></text:p>
            <text:p text:style-name="Table_20_Contents">B. Vacaliuc, J.K. Munro, Jr., Z.W. Bell, T.M. Evans, and <text:span text:style-name="T7">G.G. Davidson</text:span><text:span text:style-name="T8">, "Accelerated Solution of One-Dimensional Neutron Transport on General Purpose Graphics Processing Unit," International Conference on Preconditioning </text:span><text:span text:style-name="T8">Techniques for Scientific and Industrial Applications," May 16-18, Bordeaux, France, 2011.</text:span></text:p>
            <text:p text:style-name="P2">G.G. Davidson<text:span text:style-name="T8">, T.M. Evans, R.N. Slaybaugh, and C.G. Baker, "Massively Parallel Solutions to the k-Eigenvalue Problem," Trans. Am. Nucl. Soc., </text:span>103<text:span text:style-name="T8"> (2010).</text:span></text:p>
            <text:p text:style-name="P2">G. Davidson<text:span text:style-name="T8"> and E.W. Larsen, "An Unconditionally-Stable Time-Dependent Transport Method Without Sweeps," Trans. Am. Nucl. Soc., </text:span>97<text:span text:style-name="T8"> (2007).</text:span></text:p>
            <text:p text:style-name="P2">G. Davidson<text:span text:style-name="T8">, J.D. Densmore, A.K. Prinja, and J.E. Morel, "Asymptotically Correct Angular Distributions for Monte Carlo-Diffusion Interfaces," Trans. Am. Nucl. Soc., </text:span>94 <text:span text:style-name="T8">(2006).</text:span></text:p>
            <text:p text:style-name="P2">G.G. Davidson<text:span text:style-name="T8"> and T.S. Palmer, "Finite Element Diffusion on Arbitrary Quadrilaterals using Rational Basis Functions," Trans. Am. Nucl. Soc., </text:span>87<text:span text:style-name="T8"> (2002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Theses</text:h>
          </table:table-cell>
          <table:table-cell table:style-name="Table1.A1" table:number-columns-spanned="5" office:value-type="string">
            <text:p text:style-name="P2">G. Davidson<text:span text:style-name="T8">, "Time-Dependent Radiation Transport Using the Staggered-Block Jacobi Method," Doctoral Dissertation, Department of Nuclear Engineering and Radiolocal Sciences, University of Michigan (2010).</text:span></text:p>
            <text:p text:style-name="P2">G. Davidson<text:span text:style-name="T8">, "Finite Element Transport Using Wachspress Rational Basis Functions on Quadrilaterals in Diffusive Regions," Master's Thesis, Department </text:span><text:span text:style-name="T8">of Nuclear Engineering and Radiation Health Physics, Oregon State University </text:span><text:span text:style-name="T8">(2004).</text:span></text:p>
            <text:p text:style-name="P2">G. Davidson<text:span text:style-name="T8">, "Finite Element Diffusion Solutions on Arbitrary Quadrilaterals using Rational Basis Functions," Undergraduate Honor's Thesis, Department of Nuclear Engineering and Radiation Health Physics, Oregon State University (2002)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Contributed Presentations</text:h>
          </table:table-cell>
          <table:table-cell table:style-name="Table1.A1" table:number-columns-spanned="5" office:value-type="string">
            <text:p text:style-name="P2">G.G. Davidson<text:span text:style-name="T8">, T.M. Evans, R.N. Slaybaugh, and C.G. Baker, "Massively Parallel Solutions to the k-Eigenvalue Problem," American Nuclear Society, Annual Meeting, November 7-11, 2010, Las Vegas, N.V.</text:span></text:p>
            <text:p text:style-name="P2">G. Davidson<text:span text:style-name="T8"> and E.W. Larsen, "An Unconditionally-Stable Finite-Element Transport Method Without Sweeps," American Nuclear Society, Annual Meeting, November 11-15, 2007, Washington, D.C.</text:span></text:p>
            <text:p text:style-name="Table_20_Contents"><text:soft-page-break/><text:span text:style-name="T7">G. Davidson</text:span><text:span text:style-name="T8"> and T.S. Palmer, "Finite-Element Particle Transport using Wachspress Rational Basis Functions," Computational Science Graduate Fellowship, Annual Conference, June 20-22, 2006, Washington, D.C., available at http://www.cs-pi.org/csgf/conf/2006/presentations/</text:span>davidson.shtml.</text:p>
            <text:p text:style-name="P2">G. Davidson<text:span text:style-name="T8">, J.D. Densmore, A.K. Prinja, and J.E. Morel, "Asymptotically Correct Angular Distributions for Monte Carlo-Diffusion Interfaces," American Nuclear Socity, </text:span><text:span text:style-name="T8">Annual Meeting, June 4-8, 2006, Reno, NV.</text:span></text:p>
            <text:p text:style-name="P2">G. Davidson<text:span text:style-name="T8"> and T.S. Palmer, "Finite Element Transport Using Wachspress Rational Basis Functions on Quadrilaterals in Diffusive Regions," Palais des Papes, Avignon, </text:span><text:span text:style-name="T8">France, September 12-15, 2005.</text:span></text:p>
            <text:p text:style-name="P2">G.G. Davidson<text:span text:style-name="T8"> and T.S. Palmer, "Finite Element Diffusion on Arbitrary Quadrilaterals using Rational Basis Functions," American Nuclear Society, Annual </text:span><text:span text:style-name="T8">Meeting, November 17-21, 2002, Washington, D.C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HONORS AND AWARD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list xml:id="list7806673735946071296" text:style-name="L2">
              <text:list-item>
                <text:p text:style-name="P17">R&amp;D100 Award for the Virtual Environment for Reactor Applications (VERA) reactor simulator code.</text:p>
              </text:list-item>
              <text:list-item>
                <text:p text:style-name="P17">2014 ORNL Engineering Research and Development team award</text:p>
              </text:list-item>
              <text:list-item>
                <text:p text:style-name="P17">Principle Investigator of the ORNL LDRD, "Advanced Modeling &amp; Simulation to Support High Performance Research Reactor Conversions to Low Enriched Uranium"</text:p>
              </text:list-item>
              <text:list-item>
                <text:p text:style-name="P17">Principle Investigator of the ASCR Leadership Computing Challenge, "Advanced Simulation of HFIR for LEU Conversion"</text:p>
              </text:list-item>
              <text:list-item>
                <text:p text:style-name="P17">Awarded the HPC Innovation Excellence Award</text:p>
              </text:list-item>
              <text:list-item>
                <text:p text:style-name="P17">2012 Oak Ridge National Laboratory Significant Event Award</text:p>
              </text:list-item>
              <text:list-item>
                <text:p text:style-name="P17">2011 MeV Summer School: Best Technical Paper Award</text:p>
              </text:list-item>
              <text:list-item>
                <text:p text:style-name="P17">American Nuclear Society, Mathematics and Computation Division, Best Paper and Presentation Award, November 2010</text:p>
              </text:list-item>
              <text:list-item>
                <text:p text:style-name="P17">2010 ORNL Engineering Research and Development team award</text:p>
              </text:list-item>
              <text:list-item>
                <text:p text:style-name="P17">D.O.E. Computational Science Graduate Fellowship Award</text:p>
              </text:list-item>
              <text:list-item>
                <text:p text:style-name="P17">Master's Thesis of the Year, Nuclear Engineering Department, Oregon State University</text:p>
              </text:list-item>
              <text:list-item>
                <text:p text:style-name="P17">Honor's College Member at Oregon State University</text:p>
              </text:list-item>
              <text:list-item>
                <text:p text:style-name="P17">Tau Beta Pi Engineering Honor Society</text:p>
              </text:list-item>
              <text:list-item>
                <text:p text:style-name="P17">Phi Kappa Phi Honor Society</text:p>
              </text:list-item>
              <text:list-item>
                <text:p text:style-name="P17">Alpha Lambda Delta Honorary Fraternity</text:p>
              </text:list-item>
              <text:list-item>
                <text:p text:style-name="P17">National Academy for Nuclear Training Scholarship</text:p>
              </text:list-item>
              <text:list-item>
                <text:p text:style-name="P17">Oregon Space Grant Scholarship</text:p>
              </text:list-item>
              <text:list-item>
                <text:p text:style-name="P17">D.O.E. NEHP Scholarship</text:p>
              </text:list-item>
              <text:list-item>
                <text:p text:style-name="P17">OSU Achievement Scholarship</text:p>
              </text:list-item>
              <text:list-item>
                <text:p text:style-name="P17">Schuette Engineering Scholarship</text:p>
              </text:list-item>
              <text:list-item>
                <text:p text:style-name="P17">Leo Adler Foundation Scholarship</text:p>
              </text:list-item>
              <text:list-item>
                <text:p text:style-name="P17">Sanford Adler Scholarship</text:p>
              </text:list-item>
              <text:list-item>
                <text:p text:style-name="P17">Nadie Strayer Scholarship</text:p>
              </text:list-item>
              <text:list-item>
                <text:p text:style-name="P17">Grant-Baker Federal Credit Union Scholarship</text:p>
              </text:list-item>
              <text:list-item>
                <text:p text:style-name="P17">Elks Scholarship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PROFESSIONAL ACTIVITI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list xml:id="list2716430913643143469" text:style-name="L3">
              <text:list-item>
                <text:p text:style-name="P18">Member of the American Nuclear Society, 1998-Present</text:p>
                <text:list>
                  <text:list-item>
                    <text:p text:style-name="P18">Mathematics and Computations Division Executive Committee, 2011-2014</text:p>
                  </text:list-item>
                  <text:list-item>
                    <text:p text:style-name="P18">Co-chair of the Mathematics and Computations Division Publicity Committee.</text:p>
                  </text:list-item>
                  <text:list-item>
                    <text:p text:style-name="P18">Vice President of the Student Chapter at Oregon State University, 1999-2000.</text:p>
                  </text:list-item>
                </text:list>
              </text:list-item>
              <text:list-item>
                <text:p text:style-name="P18">Attended the 2011 MeV Summer School: Reactor Physics, Computations, Validation, and Integration in Multiphysics Codes</text:p>
              </text:list-item>
              <text:list-item>
                <text:p text:style-name="P18">Attended the 2008 Accerators for Science and Engineering Applications: GPUs and Multicores summer school</text:p>
              </text:list-item>
              <text:list-item>
                <text:p text:style-name="P18">Member of the American Nuclear Society, 1998-Present</text:p>
              </text:list-item>
              <text:list-item>
                <text:p text:style-name="P18">Graduate Senator of the Associated Students of Oregon State University, 2004-2006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columns-spanned="6" office:value-type="string">
            <text:h text:style-name="Heading_20_2" text:outline-level="2">+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list xml:id="list962538464249377810" text:style-name="L4">
              <text:list-item>
                <text:p text:style-name="P19">Programming Languages: C++, C , Python, Fortran 90</text:p>
              </text:list-item>
              <text:list-item>
                <text:p text:style-name="P19">Code Libraries: C++ Standard Template Libraries, BOOST, Trilinos, Silo, HDF5</text:p>
              </text:list-item>
              <text:list-item>
                <text:p text:style-name="P19">Version Control Software: CVS, Subversion, Git, Mercurial</text:p>
              </text:list-item>
              <text:list-item>
                <text:p text:style-name="P19">Documentation: LaTex, Doxygen, reStructuredText, Wiki markup</text:p>
              </text:list-item>
              <text:list-item>
                <text:p text:style-name="P19">Analysis Software: Mathematica, Matlab, Maple</text:p>
              </text:list-item>
              <text:list-item>
                <text:p text:style-name="P19">Scientific Software: AMP, MCNP, Scale, Attila, VESTA, Serpent</text:p>
              </text:list-item>
              <text:list-item>
                <text:p text:style-name="P19">Office Software: MS Office, OpenOffic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fo:line-height="135%" fo:text-align="justify" style:justify-single-word="false"/>
      <style:text-properties style:font-name="DejaVu Sans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in" fo:margin-bottom="0.0799in" fo:line-height="100%" fo:text-align="start" style:justify-single-word="false" style:page-number="auto" fo:background-color="transparent" fo:padding="0in" fo:border="none" style:shadow="none" fo:keep-with-next="always" style:join-border="true">
        <style:background-image/>
      </style:paragraph-properties>
      <style:text-properties style:font-name="DejaVu Sans1" fo:font-size="40pt" fo:font-weight="bold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in" fo:margin-bottom="0.1374in" fo:line-height="135%" fo:text-align="justify" style:justify-single-word="false" style:shadow="none"/>
      <style:text-properties style:font-name="Droid Sans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0799in" fo:margin-right="0.0799in" fo:margin-top="0in" fo:margin-bottom="0in" fo:text-align="start" style:justify-single-word="false" fo:text-indent="0in" style:auto-text-indent="false" style:page-number="auto" fo:background-color="transparent" fo:padding="0in" fo:border="none" style:shadow="none" style:join-border="false">
        <style:background-image/>
      </style:paragraph-properties>
      <style:text-properties fo:color="#666666" style:font-name="DejaVu Sans Light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05in" fo:margin-right="0.05in" fo:margin-top="0.15in" fo:margin-bottom="0.05in" fo:text-align="justify" style:justify-single-word="false" fo:text-indent="0in" style:auto-text-indent="false" style:page-number="auto" fo:background-color="transparent" fo:padding="0.05in" fo:border-left="none" fo:border-right="none" fo:border-top="none" fo:border-bottom="0.0008in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05in" fo:margin-right="0.05in" fo:margin-top="0.05in" fo:margin-bottom="0in" fo:text-align="end" style:justify-single-word="false" fo:text-indent="0in" style:auto-text-indent="false" fo:background-color="transparent" fo:padding="0in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05in" fo:margin-right="0.05in" fo:margin-top="0.05in" fo:margin-bottom="0.05in" fo:text-align="justify" style:justify-single-word="false" fo:text-indent="0in" style:auto-text-indent="false" fo:background-color="transparent" fo:padding="0in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in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in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in" fo:margin-bottom="0in" style:page-number="auto" fo:padding="0.0193in" fo:border="0.0008in solid #000000" style:shadow="none">
        <style:tab-stops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fo:line-height="100%" fo:text-align="start" style:justify-single-word="false" fo:text-indent="0in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size="10pt" style:font-name-asian="NSimSun" style:font-size-asian="10.5pt"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in" svg:y="0in" fo:margin-left="0in" fo:margin-right="0in" fo:margin-top="0in" fo:margin-bottom="0in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regory Davidson's curriculum vitae – Page <text:page-number text:select-page="current">6</text:page-number> of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3T18:58:17</meta:creation-date>
    <meta:editing-duration>PT7H38M31S</meta:editing-duration>
    <meta:editing-cycles>114</meta:editing-cycles>
    <meta:generator>OpenOffice/4.1.6$Unix OpenOffice.org_project/416m1$Build-9790</meta:generator>
    <dc:title>Normal</dc:title>
    <dc:date>2019-05-15T10:52:53</dc:date>
    <dc:creator>Gregory Davidson</dc:creator>
    <meta:document-statistic meta:table-count="1" meta:image-count="2" meta:object-count="0" meta:page-count="6" meta:paragraph-count="168" meta:word-count="2330" meta:character-count="17213"/>
  </office:meta>
</office:document-meta>
</file>